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49fa"/>
    </style:style>
    <style:style style:name="P2" style:family="paragraph" style:parent-style-name="Standard">
      <style:text-properties fo:font-size="48pt" officeooo:rsid="000e49fa" officeooo:paragraph-rsid="000e49fa" style:font-size-asian="48pt" style:font-size-complex="48pt"/>
    </style:style>
    <style:style style:name="P3" style:family="paragraph" style:parent-style-name="Standard">
      <style:text-properties fo:color="#000000" fo:font-size="48pt" officeooo:rsid="000e49fa" officeooo:paragraph-rsid="000e49fa" style:font-size-asian="48pt" style:font-size-complex="48pt"/>
    </style:style>
    <style:style style:name="P4" style:family="paragraph" style:parent-style-name="Standard" style:list-style-name="L1">
      <style:text-properties officeooo:paragraph-rsid="000fe38d"/>
    </style:style>
    <style:style style:name="P5" style:family="paragraph" style:parent-style-name="Standard">
      <style:text-properties officeooo:paragraph-rsid="000fe38d"/>
    </style:style>
    <style:style style:name="P6" style:family="paragraph" style:parent-style-name="Standard">
      <style:text-properties officeooo:rsid="000fe38d" officeooo:paragraph-rsid="000fe38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0fe38d" officeooo:paragraph-rsid="000fe38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3">ASSIGNMENT_0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Question a:</text:p>
      <text:p text:style-name="P6"/>
      <text:p text:style-name="P1">● <text:span text:style-name="T1">Pointer(s) to a Structure </text:span>: in pointer to structure a pointer variable can point to the address of a</text:p>
      <text:p text:style-name="P1">structure variable. Below is an example of how we can declare a pointer to structure variable.</text:p>
      <text:p text:style-name="P1"/>
      <text:p text:style-name="P1">//Pointer(s) to a structure</text:p>
      <text:p text:style-name="Standard">#include &lt;stdio.h&gt;</text:p>
      <text:p text:style-name="Standard">struct student</text:p>
      <text:p text:style-name="Standard">{</text:p>
      <text:p text:style-name="Standard"><text:tab/>char name[30];</text:p>
      <text:p text:style-name="Standard"><text:s text:c="3"/><text:tab/>int age;</text:p>
      <text:p text:style-name="Standard"><text:s text:c="3"/><text:tab/>float weight;</text:p>
      <text:p text:style-name="Standard">};</text:p>
      <text:p text:style-name="Standard"/>
      <text:p text:style-name="Standard">int main()</text:p>
      <text:p text:style-name="Standard">{</text:p>
      <text:p text:style-name="Standard"><text:s text:c="4"/>struct <text:s/>student *stdPtr;</text:p>
      <text:p text:style-name="Standard"><text:s text:c="4"/>struct student student1;</text:p>
      <text:p text:style-name="Standard"><text:s text:c="4"/>stdPtr = &amp;student1; <text:s text:c="2"/></text:p>
      <text:p text:style-name="Standard"/>
      <text:p text:style-name="Standard"><text:s text:c="4"/>printf("***********************************************\n");</text:p>
      <text:p text:style-name="Standard"><text:s text:c="4"/>printf("Enter Name: ");</text:p>
      <text:p text:style-name="Standard"><text:s text:c="4"/>scanf("%s", student1.name);</text:p>
      <text:p text:style-name="Standard"/>
      <text:p text:style-name="Standard"><text:s text:c="4"/>printf("Enter age: ");</text:p>
      <text:p text:style-name="Standard"><text:s text:c="4"/>scanf("%d", &amp;stdPtr-&gt;age);</text:p>
      <text:p text:style-name="Standard"/>
      <text:p text:style-name="Standard"><text:s text:c="4"/>printf("Enter weight: ");</text:p>
      <text:p text:style-name="Standard"><text:s text:c="4"/>scanf("%f", &amp;stdPtr-&gt;weight);</text:p>
      <text:p text:style-name="Standard"/>
      <text:p text:style-name="Standard"><text:s text:c="4"/>printf("\n");</text:p>
      <text:p text:style-name="Standard"><text:s text:c="4"/>printf("********************************************\n");</text:p>
      <text:p text:style-name="Standard"><text:s text:c="4"/>printf("Name: %s\n", student1.name);</text:p>
      <text:p text:style-name="Standard"><text:s text:c="4"/>printf("Age: %d\n", stdPtr-&gt;age);</text:p>
      <text:p text:style-name="Standard"><text:s text:c="4"/>printf("weight: %f\n", stdPtr-&gt;weight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064103478" text:style-name="L1">
        <text:list-item>
          <text:p text:style-name="P4"><text:soft-page-break/><text:span text:style-name="T1">Structure containing Pointer(s)</text:span> : A pointer as a member of structure is known as structure</text:p>
        </text:list-item>
      </text:list>
      <text:p text:style-name="P5"><text:tab/><text:tab/><text:tab/><text:tab/><text:tab/> <text:s text:c="4"/>containing pointers.</text:p>
      <text:p text:style-name="Standard"/>
      <text:p text:style-name="Standard">//Structure Containing Pointer(s)</text:p>
      <text:p text:style-name="Standard">#include &lt;stdio.h&gt;</text:p>
      <text:p text:style-name="Standard">struct student</text:p>
      <text:p text:style-name="Standard">{</text:p>
      <text:p text:style-name="Standard"><text:s text:c="4"/>char *name;</text:p>
      <text:p text:style-name="Standard"><text:s text:c="4"/>int age;</text:p>
      <text:p text:style-name="Standard"><text:s text:c="4"/>char *course;</text:p>
      <text:p text:style-name="Standard">};</text:p>
      <text:p text:style-name="Standard">int main()</text:p>
      <text:p text:style-name="Standard">{</text:p>
      <text:p text:style-name="Standard"><text:s text:c="4"/>struct student stu = { "ugyen", 19, "BSc.IT"};</text:p>
      <text:p text:style-name="Standard"><text:s text:c="4"/>struct student *ptr_stu = &amp;stu;</text:p>
      <text:p text:style-name="Standard"/>
      <text:p text:style-name="Standard"><text:s text:c="4"/>printf("***************************************\n");</text:p>
      <text:p text:style-name="Standard"><text:s text:c="4"/>printf("Name: %s\n", ptr_stu-&gt;name);</text:p>
      <text:p text:style-name="Standard"><text:s text:c="4"/>printf("Age: %d\n", ptr_stu-&gt;age);</text:p>
      <text:p text:style-name="Standard"><text:s text:c="4"/>printf("Course: %s\n", ptr_stu-&gt;course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Question b:</text:p>
      <text:p text:style-name="P6"/>
      <text:p text:style-name="P6">Passing structure to Function(s) : we can implement passing structure to function in two ways i.e,</text:p>
      <text:p text:style-name="P8">1. passing structure to a function by value</text:p>
      <text:p text:style-name="P6">In this the whole structure is passed to another function value. That is the whole structure is passed to</text:p>
      <text:p text:style-name="P6">another function with all the members and their value making this structure can be accessed from called</text:p>
      <text:p text:style-name="P6">function.</text:p>
      <text:p text:style-name="Standard"/>
      <text:p text:style-name="Standard">//Passing Structure to Fuction</text:p>
      <text:p text:style-name="Standard">#include &lt;stdio.h&gt;</text:p>
      <text:p text:style-name="Standard">#include &lt;string.h&gt;</text:p>
      <text:p text:style-name="Standard">struct student </text:p>
      <text:p text:style-name="Standard">{</text:p>
      <text:p text:style-name="Standard"><text:s text:c="4"/>char name[20];</text:p>
      <text:p text:style-name="Standard"><text:s text:c="4"/>int age;</text:p>
      <text:p text:style-name="Standard"><text:s text:c="4"/>char course[20];</text:p>
      <text:p text:style-name="Standard">};</text:p>
      <text:p text:style-name="Standard">void display(struct student record)</text:p>
      <text:p text:style-name="Standard">{</text:p>
      <text:p text:style-name="Standard"><text:tab/>printf("*********************************\n");</text:p>
      <text:p text:style-name="Standard"><text:s text:c="4"/>printf(" Name: %s \n", record.name);</text:p>
      <text:p text:style-name="Standard"><text:s text:c="4"/>printf(" Age: %d \n", record.age);</text:p>
      <text:p text:style-name="Standard"><text:s text:c="4"/>printf(" Course: %s\n", record.course);</text:p>
      <text:p text:style-name="Standard">}</text:p>
      <text:p text:style-name="Standard">int main() </text:p>
      <text:p text:style-name="Standard">{</text:p>
      <text:p text:style-name="Standard"><text:s text:c="4"/>struct student record; <text:s/></text:p>
      <text:p text:style-name="Standard"><text:s text:c="4"/>strcpy(record.name, "ugyen");</text:p>
      <text:p text:style-name="Standard"><text:tab/>record.age = 19;</text:p>
      <text:p text:style-name="Standard"><text:tab/>strcpy(record.course, "BSc.IT");</text:p>
      <text:p text:style-name="Standard"><text:s text:c="4"/>display(record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2. Passing structure to a function by address</text:p>
      <text:p text:style-name="P7"/>
      <text:p text:style-name="Standard">The whole structure is passed to another function by address. That is, only the address of the structure is</text:p>
      <text:p text:style-name="Standard">passed to another function. The whole structure is not passed to another function with all members and</text:p>
      <text:p text:style-name="Standard">their values. So, this structure can be accessed from called function by its address.</text:p>
      <text:p text:style-name="Standard"/>
      <text:p text:style-name="Standard">//Returning a structure from a Function</text:p>
      <text:p text:style-name="Standard">#include&lt;stdio.h&gt;</text:p>
      <text:p text:style-name="Standard">struct student{</text:p>
      <text:p text:style-name="Standard"><text:tab/>char name[50];</text:p>
      <text:p text:style-name="Standard"><text:tab/>int age;</text:p>
      <text:p text:style-name="Standard"><text:tab/>char course[20];</text:p>
      <text:p text:style-name="Standard">};</text:p>
      <text:p text:style-name="Standard">struct student display(){</text:p>
      <text:p text:style-name="Standard"><text:tab/>struct student std;</text:p>
      <text:p text:style-name="Standard"><text:tab/>printf("**************************************\n");</text:p>
      <text:p text:style-name="Standard"><text:tab/>printf("Name: ");</text:p>
      <text:p text:style-name="Standard"><text:tab/>scanf("%s",std.name);</text:p>
      <text:p text:style-name="Standard"/>
      <text:p text:style-name="Standard"><text:tab/>printf("Age: ");</text:p>
      <text:p text:style-name="Standard"><text:tab/>scanf("%d",&amp;std.age);</text:p>
      <text:p text:style-name="Standard"/>
      <text:p text:style-name="Standard"><text:tab/>printf("Course: ");</text:p>
      <text:p text:style-name="Standard"><text:tab/>scanf("%s", std.course);</text:p>
      <text:p text:style-name="Standard"><text:tab/>printf("\n");</text:p>
      <text:p text:style-name="Standard"><text:tab/>return std;</text:p>
      <text:p text:style-name="Standard">}</text:p>
      <text:p text:style-name="Standard">int main(){</text:p>
      <text:p text:style-name="Standard"><text:tab/>struct student record;</text:p>
      <text:p text:style-name="Standard"><text:tab/>record = display();</text:p>
      <text:p text:style-name="Standard"/>
      <text:p text:style-name="Standard"><text:tab/>printf("***************************************\n");</text:p>
      <text:p text:style-name="Standard"><text:tab/>printf("Name :%s\n",record.name);</text:p>
      <text:p text:style-name="Standard"><text:tab/>printf("Age :%d\n",record.age);</text:p>
      <text:p text:style-name="Standard"><text:tab/>printf("Course: %s\n", record.course);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20:21:31.087304329</meta:creation-date>
    <dc:date>2020-12-08T20:53:27.043924274</dc:date>
    <meta:editing-duration>PT21M4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5" meta:paragraph-count="114" meta:word-count="392" meta:character-count="3182" meta:non-whitespace-character-count="2711"/>
  </office:meta>
</office:document-meta>
</file>